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Condensed" fo:font-size="12pt" fo:font-weight="bold" officeooo:rsid="0019eb27" officeooo:paragraph-rsid="00505079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052dc" officeooo:paragraph-rsid="0052ed1e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86a17" officeooo:paragraph-rsid="0052f3c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2f3c0" officeooo:paragraph-rsid="0052f3c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italic" style:text-underline-style="none" fo:font-weight="normal" officeooo:rsid="004ae4fb" officeooo:paragraph-rsid="0052f3c0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officeooo:paragraph-rsid="00505079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4052dc" officeooo:paragraph-rsid="0052ed1e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52ed1e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52f3c0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2f3c0" officeooo:paragraph-rsid="0052f3c0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2f3c0" officeooo:paragraph-rsid="0052f3c0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253dd" officeooo:paragraph-rsid="0052f3c0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86a17" officeooo:paragraph-rsid="0052f3c0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ae4fb" officeooo:paragraph-rsid="0052f3c0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bold" officeooo:rsid="00486a17" officeooo:paragraph-rsid="0052f3c0" style:font-size-asian="12pt" style:font-weight-asian="bold" style:font-size-complex="12pt" style:font-weight-complex="bold"/>
    </style:style>
    <style:style style:name="T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505079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52ed1e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253dd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052dc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52f3c0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ae4fb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486a17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54748a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4253dd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52f3c0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4052dc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4ae4fb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486a17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531475" style:font-size-asian="12pt" style:font-weight-asian="normal" style:font-size-complex="12pt" style:font-weight-complex="normal"/>
    </style:style>
    <style:style style:name="T18" style:family="text">
      <style:text-properties officeooo:rsid="0052f3c0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4dfd18"/>
    </style:style>
    <style:style style:name="T21" style:family="text">
      <style:text-properties officeooo:rsid="004ae4fb"/>
    </style:style>
    <style:style style:name="T22" style:family="text">
      <style:text-properties officeooo:rsid="005474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0</text:span><text:span text:style-name="T10">3</text:span><text:span text:style-name="T3">2 - </text:span><text:span text:style-name="T10">Flight - </text:span><text:span text:style-name="T4">Navigation </text:span><text:span text:style-name="T7">and Autopilot</text:span></text:p>
      <text:p text:style-name="P1"/>
      <text:p text:style-name="P2">Navigation</text:p>
      <text:list xml:id="list2280161055" text:style-name="L1">
        <text:list-item>
          <text:p text:style-name="P7"><text:span text:style-name="T11">Press </text:span><text:span text:style-name="T1">B5</text:span><text:span text:style-name="T11"> to cycle NAV Master Modes: No Task, </text:span><text:span text:style-name="T13">En </text:span><text:span text:style-name="T11">Route, Return, and Landing.</text:span></text:p>
        </text:list-item>
        <text:list-item>
          <text:p text:style-name="P8"><text:span text:style-name="T13">Nav m</text:span><text:span text:style-name="T14">ode is indicated </text:span><text:span text:style-name="T13">in bottom left of HUD, waypoint or airport ID (if applicable) is shown in bottom right of HUD, and distance is shown in bottom center. <text:s/></text:span><text:span text:style-name="T17">Modes</text:span><text:span text:style-name="T14">:</text:span></text:p>
          <text:list>
            <text:list-item>
              <text:p text:style-name="P8"><text:span text:style-name="T6">No Task</text:span><text:span text:style-name="T14"> -- </text:span><text:span text:style-name="T13">Nothing in the HUD</text:span><text:span text:style-name="T14">.</text:span></text:p>
            </text:list-item>
            <text:list-item>
              <text:p text:style-name="P7"><text:span text:style-name="T5">En </text:span><text:span text:style-name="T1">Route</text:span><text:span text:style-name="T11"> -- </text:span><text:span text:style-name="T13">"ENR" in HUD. <text:s/></text:span><text:span text:style-name="T12">Navigates to regular pre-planned waypoints.</text:span></text:p>
            </text:list-item>
            <text:list-item>
              <text:p text:style-name="P7"><text:span text:style-name="T1">Return</text:span><text:span text:style-name="T11"> -- </text:span><text:span text:style-name="T13">"RTN" in HUD. <text:s/></text:span><text:span text:style-name="T12">Navigates to the runway approach point </text:span><text:span text:style-name="T13">for the selected airport ID (see list on next page)</text:span><text:span text:style-name="T11">.</text:span></text:p>
            </text:list-item>
            <text:list-item>
              <text:p text:style-name="P7"><text:span text:style-name="T1">Landing</text:span><text:span text:style-name="T11"> -- </text:span><text:span text:style-name="T13">"LNDG" in HUD. <text:s/></text:span><text:span text:style-name="T12">Navigates to the end of the actual runway </text:span><text:span text:style-name="T13">for the selected airport ID (see list on next page)</text:span><text:span text:style-name="T12">.</text:span></text:p>
            </text:list-item>
          </text:list>
        </text:list-item>
        <text:list-item>
          <text:p text:style-name="P10">HSI indicator also shows navigation information:</text:p>
          <text:list>
            <text:list-item>
              <text:p text:style-name="P12">Distance to the next waypoint i<text:span text:style-name="T18">n top left corner.</text:span></text:p>
            </text:list-item>
            <text:list-item>
              <text:p text:style-name="P10">Green needle with a diamond is the direct bearing to the waypoint.</text:p>
            </text:list-item>
            <text:list-item>
              <text:p text:style-name="P10">Double-line white arrow is the course deviation indicator. <text:s/>The CDI shows a bearing to get back onto the line between the previous and current waypoints, and is what the autopilot Route Following mode will follow.</text:p>
            </text:list-item>
          </text:list>
        </text:list-item>
      </text:list>
      <text:p text:style-name="P4"/>
      <text:p text:style-name="P3">Autopilot</text:p>
      <text:list xml:id="list2253311349" text:style-name="L2">
        <text:list-item>
          <text:p text:style-name="P13">AP buttons are a 3x2 grid of buttons on left side of instrument panel next to gear lever:</text:p>
          <text:list>
            <text:list-header>
              <text:p text:style-name="P15">АУ<text:tab/><text:tab/>МАРШР<text:tab/> ПГ</text:p>
              <text:p text:style-name="P15">КВ<text:tab/><text:tab/>ПОСАД<text:tab/> РВ</text:p>
            </text:list-header>
          </text:list>
        </text:list-item>
        <text:list-item>
          <text:p text:style-name="P11">In all modes, you control the throttle.</text:p>
        </text:list-item>
        <text:list-item>
          <text:p text:style-name="P13">Modes:</text:p>
          <text:list>
            <text:list-item>
              <text:p text:style-name="P13"><text:span text:style-name="T19">АУ-ПГ</text:span> - Emergency leveling mode, holds straight and level flight (default when AP is engaged)</text:p>
            </text:list-item>
            <text:list-item>
              <text:p text:style-name="P13"><text:span text:style-name="T19">АУ-МАРШР</text:span> - Route following mode (ENR or RTN nav mode)</text:p>
            </text:list-item>
            <text:list-item>
              <text:p text:style-name="P13"><text:span text:style-name="T19">АУ-ПОСАД</text:span> - Landing mode (LND<text:span text:style-name="T20">G</text:span> nav mode), keeps plane on glide slope, automatically disengages at 50 m alt, <text:span text:style-name="T18">but best to disengage manually at around 100 to 150 m and fly the rest of the way in</text:span>.</text:p>
            </text:list-item>
            <text:list-item>
              <text:p text:style-name="P13"><text:span text:style-name="T19">АУ-МАРШР-КВ</text:span> - Combat steering (when target is locked with Shkval), steers plane at target, you control pitch??</text:p>
            </text:list-item>
            <text:list-item>
              <text:p text:style-name="P13"><text:span text:style-name="T19">АУ</text:span> - Attitude hold, holds current pitch and bank</text:p>
            </text:list-item>
            <text:list-item>
              <text:p text:style-name="P13"><text:span text:style-name="T19">АУ-КВ</text:span> - Altitude and bank hold <text:span text:style-name="T21">(same as below??)</text:span></text:p>
            </text:list-item>
            <text:list-item>
              <text:p text:style-name="P13"><text:span text:style-name="T19">АУ-КВ</text:span> - Baro alt hold <text:span text:style-name="T21">(same as above??)</text:span></text:p>
            </text:list-item>
            <text:list-item>
              <text:p text:style-name="P13"><text:span text:style-name="T19">АУ-РВ</text:span> - Radar alt hold</text:p>
            </text:list-item>
          </text:list>
        </text:list-item>
      </text:list>
      <text:p text:style-name="P5">Basic autopilot use</text:p>
      <text:list xml:id="list144018363616563" text:continue-numbering="true" text:style-name="L2">
        <text:list-item>
          <text:p text:style-name="P14">If autopilot is engaged, <text:span text:style-name="T19">DO NOT TRY TO OVERRIDE IT WITH THE STICK without using the special override button</text:span>, the autopilot will win, and if you disengage the autopilot before it's stabilized, your trim may be extremely messed up.</text:p>
        </text:list-item>
        <text:list-item>
          <text:p text:style-name="P9"><text:span text:style-name="T15">Press </text:span><text:span text:style-name="T8">Shift-Trim Hat up</text:span><text:span text:style-name="T15"> to engage autopilot. <text:s/></text:span><text:span text:style-name="T9">АУ</text:span><text:span text:style-name="T16"> </text:span><text:span text:style-name="T15">and </text:span><text:span text:style-name="T9">ПГ</text:span><text:span text:style-name="T16"> </text:span><text:span text:style-name="T15">should light up, plane will fly straight and level, and attempt to return to the altitude you engaged the autopilot at.</text:span></text:p>
        </text:list-item>
        <text:list-item>
          <text:p text:style-name="P9"><text:span text:style-name="T15">Press </text:span><text:span text:style-name="T8">Shift-Trim Hat </text:span><text:span text:style-name="T7">down</text:span><text:span text:style-name="T15"> or </text:span><text:span text:style-name="T8">Shift-Trigger stage 2</text:span><text:span text:style-name="T15"> to disengage autopilot. <text:s/>All autopilot lights should go off.</text:span></text:p>
        </text:list-item>
        <text:list-item>
          <text:p text:style-name="P14">When autopilot is engaged, press and hold <text:span text:style-name="T19">Shift-Trigger stage 1</text:span> to override autopilot control and maneuver using the stick. <text:s/>When you let go, autopilot will reset to use current altitude and attitude in whatever mode it was in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6-24T14:40:17.305000000</dc:date>
    <meta:editing-duration>PT10H13M56S</meta:editing-duration>
    <meta:editing-cycles>6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1" meta:word-count="474" meta:character-count="2563" meta:non-whitespace-character-count="2135"/>
  </office:meta>
</office:document-meta>
</file>